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Renderer.getFixedHeight( FacesContext facesContext ,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sRenderer.encodeMessage( TobagoResponseWriter writer , UIMessages messages , FacesMessage message , String clientI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ssagesRenderer.encodeEnd( FacesContext facesContext ,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